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4.96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79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99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6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87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86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93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3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7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4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2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78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7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5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5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2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3.82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4pt"/>
    </style:style>
    <style:style style:name="T1" style:family="text">
      <style:text-properties fo:color="#00000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000000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T3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963cm" svg:height="0.636cm" svg:x="2.752cm" svg:y="2.924cm">
          <draw:text-box>
            <text:p text:style-name="P1"><text:span text:style-name="T1">Authentication &amp; Identity Microservice - Database</text:span></text:p>
          </draw:text-box>
        </draw:frame>
        <draw:frame draw:style-name="gr2" draw:text-style-name="P2" draw:layer="layout" svg:width="4.798cm" svg:height="0.636cm" svg:x="2.752cm" svg:y="3.7cm">
          <draw:text-box>
            <text:p text:style-name="P1"><text:span text:style-name="T1">Documentation </text:span></text:p>
          </draw:text-box>
        </draw:frame>
        <draw:frame draw:style-name="gr3" draw:text-style-name="P3" draw:layer="layout" svg:width="6.991cm" svg:height="0.496cm" svg:x="2.752cm" svg:y="5.835cm">
          <draw:text-box>
            <text:p text:style-name="P1"><text:span text:style-name="T2">1. Architecture Responsibility</text:span></text:p>
          </draw:text-box>
        </draw:frame>
        <draw:frame draw:style-name="gr4" draw:text-style-name="P4" draw:layer="layout" svg:width="0.422cm" svg:height="0.424cm" svg:x="2.752cm" svg:y="7.17cm">
          <draw:text-box>
            <text:p text:style-name="P1"><text:span text:style-name="T3">•</text:span></text:p>
          </draw:text-box>
        </draw:frame>
        <draw:frame draw:style-name="gr5" draw:text-style-name="P5" draw:layer="layout" svg:width="7.364cm" svg:height="0.352cm" svg:x="3.387cm" svg:y="7.151cm">
          <draw:text-box>
            <text:p text:style-name="P1"><text:span text:style-name="T4">Auth Service handles only identity and security.</text:span></text:p>
          </draw:text-box>
        </draw:frame>
        <draw:frame draw:style-name="gr4" draw:text-style-name="P4" draw:layer="layout" svg:width="0.422cm" svg:height="0.424cm" svg:x="2.752cm" svg:y="7.594cm">
          <draw:text-box>
            <text:p text:style-name="P1"><text:span text:style-name="T3">•</text:span></text:p>
          </draw:text-box>
        </draw:frame>
        <draw:frame draw:style-name="gr6" draw:text-style-name="P5" draw:layer="layout" svg:width="10.877cm" svg:height="0.352cm" svg:x="3.387cm" svg:y="7.574cm">
          <draw:text-box>
            <text:p text:style-name="P1"><text:span text:style-name="T4">It handle login , signup , valid token at every request and Refres token</text:span></text:p>
          </draw:text-box>
        </draw:frame>
        <draw:frame draw:style-name="gr7" draw:text-style-name="P3" draw:layer="layout" svg:width="5.865cm" svg:height="0.496cm" svg:x="2.752cm" svg:y="9.045cm">
          <draw:text-box>
            <text:p text:style-name="P1"><text:span text:style-name="T2">2. Tables in Auth Service</text:span></text:p>
          </draw:text-box>
        </draw:frame>
        <draw:frame draw:style-name="gr4" draw:text-style-name="P4" draw:layer="layout" svg:width="0.422cm" svg:height="0.424cm" svg:x="2.752cm" svg:y="10.381cm">
          <draw:text-box>
            <text:p text:style-name="P1"><text:span text:style-name="T3">•</text:span></text:p>
          </draw:text-box>
        </draw:frame>
        <draw:frame draw:style-name="gr8" draw:text-style-name="P5" draw:layer="layout" svg:width="10.937cm" svg:height="0.352cm" svg:x="3.387cm" svg:y="10.362cm">
          <draw:text-box>
            <text:p text:style-name="P1"><text:span text:style-name="T4">users (id, email, password_hash, university_id, </text:span><text:span text:style-name="T4">is_verified, created_at)</text:span></text:p>
          </draw:text-box>
        </draw:frame>
        <draw:frame draw:style-name="gr4" draw:text-style-name="P4" draw:layer="layout" svg:width="0.422cm" svg:height="0.424cm" svg:x="2.752cm" svg:y="10.804cm">
          <draw:text-box>
            <text:p text:style-name="P1"><text:span text:style-name="T3">•</text:span></text:p>
          </draw:text-box>
        </draw:frame>
        <draw:frame draw:style-name="gr9" draw:text-style-name="P5" draw:layer="layout" svg:width="4.333cm" svg:height="0.352cm" svg:x="3.387cm" svg:y="10.785cm">
          <draw:text-box>
            <text:p text:style-name="P1"><text:span text:style-name="T4">roles (id, name, </text:span><text:span text:style-name="T4">description)</text:span></text:p>
          </draw:text-box>
        </draw:frame>
        <draw:frame draw:style-name="gr4" draw:text-style-name="P4" draw:layer="layout" svg:width="0.422cm" svg:height="0.424cm" svg:x="2.752cm" svg:y="11.228cm">
          <draw:text-box>
            <text:p text:style-name="P1"><text:span text:style-name="T3">•</text:span></text:p>
          </draw:text-box>
        </draw:frame>
        <draw:frame draw:style-name="gr10" draw:text-style-name="P5" draw:layer="layout" svg:width="4.375cm" svg:height="0.352cm" svg:x="3.387cm" svg:y="11.208cm">
          <draw:text-box>
            <text:p text:style-name="P1"><text:span text:style-name="T4">user_roles (user_id, role_id)</text:span></text:p>
          </draw:text-box>
        </draw:frame>
        <draw:frame draw:style-name="gr4" draw:text-style-name="P4" draw:layer="layout" svg:width="0.422cm" svg:height="0.424cm" svg:x="2.752cm" svg:y="11.651cm">
          <draw:text-box>
            <text:p text:style-name="P1"><text:span text:style-name="T3">•</text:span></text:p>
          </draw:text-box>
        </draw:frame>
        <draw:frame draw:style-name="gr11" draw:text-style-name="P5" draw:layer="layout" svg:width="9.04cm" svg:height="0.352cm" svg:x="3.387cm" svg:y="11.632cm">
          <draw:text-box>
            <text:p text:style-name="P1"><text:span text:style-name="T4">refresh_tokens (id, user_id, token, expires_at, is_revoked)</text:span></text:p>
          </draw:text-box>
        </draw:frame>
        <draw:frame draw:style-name="gr4" draw:text-style-name="P4" draw:layer="layout" svg:width="0.422cm" svg:height="0.424cm" svg:x="2.752cm" svg:y="12.074cm">
          <draw:text-box>
            <text:p text:style-name="P1"><text:span text:style-name="T3">•</text:span></text:p>
          </draw:text-box>
        </draw:frame>
        <draw:frame draw:style-name="gr12" draw:text-style-name="P5" draw:layer="layout" svg:width="10.175cm" svg:height="0.352cm" svg:x="3.387cm" svg:y="12.055cm">
          <draw:text-box>
            <text:p text:style-name="P1"><text:span text:style-name="T4">email_verification_tokens (id, user_id, token, expires_at, is_used)</text:span></text:p>
          </draw:text-box>
        </draw:frame>
        <draw:frame draw:style-name="gr4" draw:text-style-name="P4" draw:layer="layout" svg:width="0.422cm" svg:height="0.424cm" svg:x="2.752cm" svg:y="12.498cm">
          <draw:text-box>
            <text:p text:style-name="P1"><text:span text:style-name="T3">•</text:span></text:p>
          </draw:text-box>
        </draw:frame>
        <draw:frame draw:style-name="gr13" draw:text-style-name="P5" draw:layer="layout" svg:width="9.942cm" svg:height="0.352cm" svg:x="3.387cm" svg:y="12.478cm">
          <draw:text-box>
            <text:p text:style-name="P1"><text:span text:style-name="T4">password_reset_tokens (id, user_id, token, expires_at, is_used)</text:span></text:p>
          </draw:text-box>
        </draw:frame>
        <draw:frame draw:style-name="gr14" draw:text-style-name="P3" draw:layer="layout" svg:width="4.24cm" svg:height="0.496cm" svg:x="2.752cm" svg:y="14.079cm">
          <draw:text-box>
            <text:p text:style-name="P1"><text:span text:style-name="T2">3. Core Endpoints</text:span></text:p>
          </draw:text-box>
        </draw:frame>
        <draw:frame draw:style-name="gr15" draw:text-style-name="P3" draw:layer="layout" svg:width="5.781cm" svg:height="0.496cm" svg:x="2.752cm" svg:y="19.19cm">
          <draw:text-box>
            <text:p text:style-name="P1"><text:span text:style-name="T2">4. Token Validation Flow</text:span></text:p>
          </draw:text-box>
        </draw:frame>
        <draw:frame draw:style-name="gr4" draw:text-style-name="P4" draw:layer="layout" svg:width="0.422cm" svg:height="0.424cm" svg:x="2.752cm" svg:y="20.526cm">
          <draw:text-box>
            <text:p text:style-name="P1"><text:span text:style-name="T3">•</text:span></text:p>
          </draw:text-box>
        </draw:frame>
        <draw:frame draw:style-name="gr16" draw:text-style-name="P5" draw:layer="layout" svg:width="10.484cm" svg:height="0.352cm" svg:x="3.387cm" svg:y="20.506cm">
          <draw:text-box>
            <text:p text:style-name="P1"><text:span text:style-name="T4">User logs in and receives Access Token (JWT) and Refresh Token.</text:span></text:p>
          </draw:text-box>
        </draw:frame>
        <draw:frame draw:style-name="gr4" draw:text-style-name="P4" draw:layer="layout" svg:width="0.422cm" svg:height="0.424cm" svg:x="2.752cm" svg:y="20.949cm">
          <draw:text-box>
            <text:p text:style-name="P1"><text:span text:style-name="T3">•</text:span></text:p>
          </draw:text-box>
        </draw:frame>
        <draw:frame draw:style-name="gr17" draw:text-style-name="P5" draw:layer="layout" svg:width="9.176cm" svg:height="0.352cm" svg:x="3.387cm" svg:y="20.93cm">
          <draw:text-box>
            <text:p text:style-name="P1"><text:span text:style-name="T4">API Gateway validates JWT locally using secret/public key.</text:span></text:p>
          </draw:text-box>
        </draw:frame>
        <draw:frame draw:style-name="gr4" draw:text-style-name="P4" draw:layer="layout" svg:width="0.422cm" svg:height="0.424cm" svg:x="2.752cm" svg:y="21.372cm">
          <draw:text-box>
            <text:p text:style-name="P1"><text:span text:style-name="T3">•</text:span></text:p>
          </draw:text-box>
        </draw:frame>
        <draw:frame draw:style-name="gr18" draw:text-style-name="P5" draw:layer="layout" svg:width="9.256cm" svg:height="0.352cm" svg:x="3.387cm" svg:y="21.353cm">
          <draw:text-box>
            <text:p text:style-name="P1"><text:span text:style-name="T4">If token is valid, request is forwarded to target microservice.</text:span></text:p>
          </draw:text-box>
        </draw:frame>
        <draw:frame draw:style-name="gr4" draw:text-style-name="P4" draw:layer="layout" svg:width="0.422cm" svg:height="0.424cm" svg:x="2.752cm" svg:y="21.796cm">
          <draw:text-box>
            <text:p text:style-name="P1"><text:span text:style-name="T3">•</text:span></text:p>
          </draw:text-box>
        </draw:frame>
        <draw:frame draw:style-name="gr19" draw:text-style-name="P5" draw:layer="layout" svg:width="7.554cm" svg:height="0.352cm" svg:x="3.387cm" svg:y="21.776cm">
          <draw:text-box>
            <text:p text:style-name="P1"><text:span text:style-name="T4">Services check roles from JWT for authorization.</text:span></text:p>
          </draw:text-box>
        </draw:frame>
        <draw:frame draw:style-name="gr4" draw:text-style-name="P4" draw:layer="layout" svg:width="0.422cm" svg:height="0.424cm" svg:x="2.752cm" svg:y="22.219cm">
          <draw:text-box>
            <text:p text:style-name="P1"><text:span text:style-name="T3">•</text:span></text:p>
          </draw:text-box>
        </draw:frame>
        <draw:frame draw:style-name="gr20" draw:text-style-name="P5" draw:layer="layout" svg:width="9.023cm" svg:height="0.352cm" svg:x="3.387cm" svg:y="22.2cm">
          <draw:text-box>
            <text:p text:style-name="P1"><text:span text:style-name="T4">Refresh token generates new access token when expired.</text:span></text:p>
          </draw:text-box>
        </draw:frame>
        <draw:frame draw:style-name="gr21" draw:text-style-name="P6" draw:layer="layout" svg:width="12.564cm" svg:height="3.823cm" svg:x="3cm" svg:y="14.952cm">
          <draw:text-box>
            <text:p><text:span text:style-name="T5">POST <text:s text:c="2"/>/api/v1/auth/signup</text:span></text:p>
            <text:p><text:span text:style-name="T5">POST <text:s text:c="2"/>/api/v1/auth/signin</text:span></text:p>
            <text:p><text:span text:style-name="T5">POST <text:s text:c="2"/>/api/v1/auth/refresh-token</text:span></text:p>
            <text:p><text:span text:style-name="T5">POST <text:s text:c="2"/>/api/v1/auth/logout</text:span></text:p>
            <text:p><text:span text:style-name="T5">POST <text:s text:c="2"/>/api/v1/auth/verify-email</text:span></text:p>
            <text:p><text:span text:style-name="T5">POST <text:s text:c="2"/>/api/v1/auth/reset-password</text:span></text:p>
            <text:p><text:span text:style-name="T5">POST <text:s text:c="2"/>/api/v1/auth/forgot-passwor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cm" fo:margin-bottom="1cm" fo:margin-left="2.7cm" fo:margin-right="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0T18:22:34.991162677</dc:date>
    <meta:editing-duration>PT6M59S</meta:editing-duration>
    <meta:editing-cycles>2</meta:editing-cycles>
    <meta:generator>LibreOffice/24.2.7.2$Linux_X86_64 LibreOffice_project/420$Build-2</meta:generator>
    <meta:document-statistic meta:object-count="33"/>
  </office:meta>
</office:document-meta>
</file>